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89a" officeooo:paragraph-rsid="0019789a"/>
    </style:style>
    <style:style style:name="P2" style:family="paragraph" style:parent-style-name="Standard">
      <style:text-properties officeooo:rsid="001d2445" officeooo:paragraph-rsid="001d2445"/>
    </style:style>
    <style:style style:name="P3" style:family="paragraph" style:parent-style-name="Standard">
      <style:text-properties officeooo:rsid="001d2445" officeooo:paragraph-rsid="004f10a0"/>
    </style:style>
    <style:style style:name="P4" style:family="paragraph" style:parent-style-name="Standard">
      <style:text-properties officeooo:rsid="002f0bc0" officeooo:paragraph-rsid="002f0bc0"/>
    </style:style>
    <style:style style:name="P5" style:family="paragraph" style:parent-style-name="Standard">
      <style:text-properties officeooo:rsid="002f0bc0" officeooo:paragraph-rsid="003e1661"/>
    </style:style>
    <style:style style:name="P6" style:family="paragraph" style:parent-style-name="Standard">
      <style:text-properties officeooo:rsid="002f0bc0" officeooo:paragraph-rsid="0047475c"/>
    </style:style>
    <style:style style:name="P7" style:family="paragraph" style:parent-style-name="Standard">
      <style:text-properties officeooo:rsid="002f0bc0" officeooo:paragraph-rsid="005dbf32"/>
    </style:style>
    <style:style style:name="P8" style:family="paragraph" style:parent-style-name="Standard">
      <style:text-properties officeooo:rsid="002f0bc0" officeooo:paragraph-rsid="006333e6"/>
    </style:style>
    <style:style style:name="P9" style:family="paragraph" style:parent-style-name="Standard">
      <style:text-properties officeooo:rsid="0040f1aa" officeooo:paragraph-rsid="0040f1aa"/>
    </style:style>
    <style:style style:name="P10" style:family="paragraph" style:parent-style-name="Standard">
      <style:text-properties officeooo:rsid="0040f1aa" officeooo:paragraph-rsid="007a824f"/>
    </style:style>
    <style:style style:name="P11" style:family="paragraph" style:parent-style-name="Standard">
      <style:text-properties officeooo:rsid="003818b6" officeooo:paragraph-rsid="003e1661"/>
    </style:style>
    <style:style style:name="P12" style:family="paragraph" style:parent-style-name="Standard">
      <style:text-properties officeooo:rsid="00495b46" officeooo:paragraph-rsid="00495b46"/>
    </style:style>
    <style:style style:name="P13" style:family="paragraph" style:parent-style-name="Standard">
      <style:text-properties officeooo:rsid="00499e2a" officeooo:paragraph-rsid="00499e2a"/>
    </style:style>
    <style:style style:name="P14" style:family="paragraph" style:parent-style-name="Standard">
      <style:text-properties officeooo:rsid="00515089" officeooo:paragraph-rsid="00515089"/>
    </style:style>
    <style:style style:name="P15" style:family="paragraph" style:parent-style-name="Standard">
      <style:text-properties officeooo:rsid="00516940" officeooo:paragraph-rsid="00678f5c"/>
    </style:style>
    <style:style style:name="P16" style:family="paragraph" style:parent-style-name="Standard">
      <style:text-properties officeooo:rsid="0060681f" officeooo:paragraph-rsid="00678f5c"/>
    </style:style>
    <style:style style:name="P17" style:family="paragraph" style:parent-style-name="Standard" style:list-style-name="L1">
      <style:text-properties officeooo:rsid="004d59a1" officeooo:paragraph-rsid="004d59a1"/>
    </style:style>
    <style:style style:name="P18" style:family="paragraph" style:parent-style-name="Standard" style:list-style-name="L2">
      <style:text-properties officeooo:rsid="004f10a0" officeooo:paragraph-rsid="004f10a0"/>
    </style:style>
    <style:style style:name="P19" style:family="paragraph" style:parent-style-name="Standard" style:list-style-name="L2">
      <style:text-properties officeooo:rsid="004f274f" officeooo:paragraph-rsid="004f274f"/>
    </style:style>
    <style:style style:name="P20" style:family="paragraph" style:parent-style-name="Standard" style:list-style-name="L2">
      <style:text-properties officeooo:rsid="004f5541" officeooo:paragraph-rsid="004f5541"/>
    </style:style>
    <style:style style:name="P21" style:family="paragraph" style:parent-style-name="Standard" style:list-style-name="L2">
      <style:text-properties officeooo:rsid="0082cbe3" officeooo:paragraph-rsid="0082cbe3"/>
    </style:style>
    <style:style style:name="P22" style:family="paragraph" style:parent-style-name="Standard" style:list-style-name="L2">
      <style:text-properties officeooo:rsid="0083fb6b" officeooo:paragraph-rsid="0083fb6b"/>
    </style:style>
    <style:style style:name="P23" style:family="paragraph" style:parent-style-name="Standard" style:list-style-name="L3">
      <style:text-properties officeooo:rsid="004f97a9" officeooo:paragraph-rsid="004f97a9"/>
    </style:style>
    <style:style style:name="P24" style:family="paragraph" style:parent-style-name="Standard" style:list-style-name="L3">
      <style:text-properties officeooo:rsid="005008ed" officeooo:paragraph-rsid="005008ed"/>
    </style:style>
    <style:style style:name="P25" style:family="paragraph" style:parent-style-name="Standard" style:list-style-name="L3">
      <style:text-properties officeooo:rsid="00515089" officeooo:paragraph-rsid="00515089"/>
    </style:style>
    <style:style style:name="P26" style:family="paragraph" style:parent-style-name="Standard" style:list-style-name="L3">
      <style:text-properties officeooo:rsid="00516940" officeooo:paragraph-rsid="00516940"/>
    </style:style>
    <style:style style:name="P27" style:family="paragraph" style:parent-style-name="Standard">
      <style:text-properties officeooo:rsid="006cdfaf" officeooo:paragraph-rsid="0040f1aa"/>
    </style:style>
    <style:style style:name="P28" style:family="paragraph" style:parent-style-name="Standard" style:list-style-name="L4">
      <style:text-properties officeooo:rsid="0060681f" officeooo:paragraph-rsid="0075ec80"/>
    </style:style>
    <style:style style:name="P29" style:family="paragraph" style:parent-style-name="Standard" style:list-style-name="L5">
      <style:text-properties officeooo:rsid="0060681f" officeooo:paragraph-rsid="0060681f"/>
    </style:style>
    <style:style style:name="P30" style:family="paragraph" style:parent-style-name="Standard">
      <style:text-properties fo:font-weight="bold" officeooo:rsid="007a824f" officeooo:paragraph-rsid="007a824f" style:font-weight-asian="bold" style:font-weight-complex="bold"/>
    </style:style>
    <style:style style:name="P31" style:family="paragraph" style:parent-style-name="Standard">
      <style:text-properties fo:font-weight="bold" officeooo:rsid="006833e8" officeooo:paragraph-rsid="00678f5c" style:font-weight-asian="bold" style:font-weight-complex="bold"/>
    </style:style>
    <style:style style:name="P32" style:family="paragraph" style:parent-style-name="Standard">
      <style:text-properties officeooo:rsid="0047475c" officeooo:paragraph-rsid="0047475c"/>
    </style:style>
    <style:style style:name="T1" style:family="text">
      <style:text-properties officeooo:rsid="00322707"/>
    </style:style>
    <style:style style:name="T2" style:family="text">
      <style:text-properties officeooo:rsid="0041b405"/>
    </style:style>
    <style:style style:name="T3" style:family="text">
      <style:text-properties officeooo:rsid="0047475c"/>
    </style:style>
    <style:style style:name="T4" style:family="text">
      <style:text-properties officeooo:rsid="00499e2a"/>
    </style:style>
    <style:style style:name="T5" style:family="text">
      <style:text-properties officeooo:rsid="004b72b5"/>
    </style:style>
    <style:style style:name="T6" style:family="text">
      <style:text-properties officeooo:rsid="0051694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833e8" style:font-weight-asian="bold" style:font-weight-complex="bold"/>
    </style:style>
    <style:style style:name="T9" style:family="text">
      <style:text-properties fo:font-weight="bold" officeooo:rsid="007a824f" style:font-weight-asian="bold" style:font-weight-complex="bold"/>
    </style:style>
    <style:style style:name="T10" style:family="text">
      <style:text-properties officeooo:rsid="006144a4"/>
    </style:style>
    <style:style style:name="T11" style:family="text">
      <style:text-properties officeooo:rsid="00655bec"/>
    </style:style>
    <style:style style:name="T12" style:family="text">
      <style:text-properties officeooo:rsid="00678f5c"/>
    </style:style>
    <style:style style:name="T13" style:family="text">
      <style:text-properties officeooo:rsid="0075178d"/>
    </style:style>
    <style:style style:name="T14" style:family="text">
      <style:text-properties officeooo:rsid="0078ccfb"/>
    </style:style>
    <style:style style:name="T15" style:family="text">
      <style:text-properties officeooo:rsid="007b0a39"/>
    </style:style>
    <style:style style:name="T16" style:family="text">
      <style:text-properties officeooo:rsid="007e1f35"/>
    </style:style>
    <style:style style:name="T17" style:family="text">
      <style:text-properties officeooo:rsid="0080a167"/>
    </style:style>
    <style:style style:name="T18" style:family="text">
      <style:text-properties officeooo:rsid="0082e2bd"/>
    </style:style>
    <style:style style:name="T19" style:family="text">
      <style:text-properties officeooo:rsid="008c76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06cm" fo:text-indent="-0.635cm" fo:margin-left="5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41cm" fo:text-indent="-0.635cm" fo:margin-left="5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76cm" fo:text-indent="-0.635cm" fo:margin-left="6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11cm" fo:text-indent="-0.635cm" fo:margin-left="6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46cm" fo:text-indent="-0.635cm" fo:margin-left="7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81cm" fo:text-indent="-0.635cm" fo:margin-left="8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16cm" fo:text-indent="-0.635cm" fo:margin-left="8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51cm" fo:text-indent="-0.635cm" fo:margin-left="9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86cm" fo:text-indent="-0.635cm" fo:margin-left="10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21cm" fo:text-indent="-0.635cm" fo:margin-left="10.72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skylinerw/guides/blob/master/java/advancements.md" text:style-name="Internet_20_link" text:visited-style-name="Visited_20_Internet_20_Link">https://github.com/skylinerw/guides/blob/master/java/advancements.md</text:a> </text:p>
      <text:p text:style-name="Standard"><text:a xlink:type="simple" xlink:href="https://github.com/skylinerw/guides/blob/master/java/advancements/triggers.md" text:style-name="Internet_20_link" text:visited-style-name="Visited_20_Internet_20_Link">https://github.com/skylinerw/guides/blob/master/java/advancements/triggers.md</text:a> </text:p>
      <text:p text:style-name="Standard"/>
      <text:p text:style-name="P12">Advancements Tree:</text:p>
      <text:p text:style-name="P1"/>
      <text:p text:style-name="P13">Beginning</text:p>
      <text:p text:style-name="P1"/>
      <text:p text:style-name="P2">1.<text:span text:style-name="T4">Collect wood</text:span><text:tab/></text:p>
      <text:p text:style-name="P2"><text:tab/><text:span text:style-name="T5">Trigger:</text:span></text:p>
      <text:list xml:id="list599365960" text:style-name="L1">
        <text:list-item>
          <text:p text:style-name="P17">Have wood</text:p>
        </text:list-item>
      </text:list>
      <text:p text:style-name="P2"/>
      <text:p text:style-name="P2"><text:tab/><text:span text:style-name="T1">2.Hopping Bonsai Trees</text:span></text:p>
      <text:p text:style-name="P3"><text:tab/><text:tab/><text:span text:style-name="T5">Trigger:</text:span></text:p>
      <text:list xml:id="list1810181862" text:style-name="L2">
        <text:list-item>
          <text:p text:style-name="P18">Have diamond_axe</text:p>
        </text:list-item>
        <text:list-item>
          <text:p text:style-name="P19">Have hopper</text:p>
        </text:list-item>
        <text:list-item>
          <text:p text:style-name="P20">Have item frame</text:p>
        </text:list-item>
        <text:list-item>
          <text:p text:style-name="P21">Have <text:span text:style-name="T18">pots</text:span></text:p>
        </text:list-item>
        <text:list-item>
          <text:p text:style-name="P22">Have sapling</text:p>
        </text:list-item>
      </text:list>
      <text:p text:style-name="P4"><text:tab/><text:tab/><text:span text:style-name="T15">Description:</text:span></text:p>
      <text:p text:style-name="P4"><text:tab/><text:tab/><text:tab/><text:span text:style-name="T16">Auto Farm wood</text:span></text:p>
      <text:p text:style-name="P4"><text:tab/><text:tab/><text:tab/><text:span text:style-name="T17">A item frame containg diamond axe on a hopper with a pots over containing a <text:tab/><text:tab/><text:tab/>sapling</text:span></text:p>
      <text:p text:style-name="P4"/>
      <text:p text:style-name="P11"><text:tab/><text:tab/>3. Altar Soul Shard</text:p>
      <text:p text:style-name="P8"><text:tab/><text:tab/><text:tab/><text:span text:style-name="T5">Trigger:</text:span></text:p>
      <text:list xml:id="list127139664" text:style-name="L3">
        <text:list-item>
          <text:p text:style-name="P23">Have Red Nether Bricks</text:p>
        </text:list-item>
        <text:list-item>
          <text:p text:style-name="P24">Have Cauldron</text:p>
        </text:list-item>
        <text:list-item>
          <text:p text:style-name="P25">Have Glowstone block</text:p>
        </text:list-item>
      </text:list>
      <text:p text:style-name="P14"><text:tab/><text:tab/><text:tab/><text:span text:style-name="T11">Rewards:</text:span></text:p>
      <text:list xml:id="list190926005982569" text:continue-numbering="true" text:style-name="L3">
        <text:list-item>
          <text:p text:style-name="P26">Unlock Advancement Tree <text:span text:style-name="T7">SoulShard</text:span></text:p>
        </text:list-item>
      </text:list>
      <text:p text:style-name="P9"/>
      <text:p text:style-name="P9"><text:tab/><text:tab/><text:tab/><text:span text:style-name="T2">4. Enderman Spawner <text:s/></text:span></text:p>
      <text:p text:style-name="P27"><text:tab/><text:tab/><text:tab/><text:tab/>4.1 Beginning tekPack</text:p>
      <text:p text:style-name="P9"><text:tab/><text:tab/><text:tab/><text:tab/><text:tab/><text:span text:style-name="T13">Trigger:</text:span><text:tab/><text:tab/><text:tab/></text:p>
      <text:list xml:id="list2744935844" text:style-name="L4">
        <text:list-item>
          <text:p text:style-name="P28">Craft <text:span text:style-name="T19">tekPack Crafting Table</text:span></text:p>
        </text:list-item>
      </text:list>
      <text:p text:style-name="P9"><text:tab/><text:tab/><text:tab/><text:tab/><text:tab/><text:span text:style-name="T14">Rewards:</text:span></text:p>
      <text:p text:style-name="P10"><text:tab/><text:tab/><text:tab/><text:tab/><text:tab/><text:tab/><text:span text:style-name="T6">Unlock Advancement Tree </text:span><text:span text:style-name="T9">tekPack</text:span></text:p>
      <text:p text:style-name="P30"/>
      <text:p text:style-name="P7"><text:tab/><text:tab/><text:tab/><text:tab/><text:span text:style-name="T3">5. Rabitt Spawner</text:span></text:p>
      <text:p text:style-name="P32"><text:tab/><text:tab/><text:tab/><text:tab/><text:tab/>5.1 Beginning Tinkery</text:p>
      <text:p text:style-name="P6"><text:tab/><text:tab/><text:tab/><text:tab/><text:tab/><text:tab/><text:span text:style-name="T12">Trigger:</text:span></text:p>
      <text:list xml:id="list3903662012" text:style-name="L5">
        <text:list-item>
          <text:p text:style-name="P29">Craft <text:span text:style-name="T10">Lapis Crafting Table</text:span></text:p>
        </text:list-item>
      </text:list>
      <text:p text:style-name="P16"><text:tab/><text:tab/><text:tab/><text:tab/><text:tab/><text:tab/><text:span text:style-name="T11">Rewards:</text:span></text:p>
      <text:p text:style-name="P15"><text:tab/><text:tab/><text:tab/><text:tab/><text:tab/><text:tab/>Unlock Advancement Tree <text:span text:style-name="T8">Tinkery</text:span></text:p>
      <text:p text:style-name="P31"><text:tab/><text:tab/><text:tab/></text:p>
      <text:p text:style-name="P5"><text:tab/><text:tab/></text:p>
      <text:p text:style-name="P5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tab/>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26S</meta:editing-duration>
    <meta:editing-cycles>107</meta:editing-cycles>
    <meta:generator>LibreOffice/6.2.1.2$Windows_X86_64 LibreOffice_project/7bcb35dc3024a62dea0caee87020152d1ee96e71</meta:generator>
    <dc:date>2019-09-13T19:09:24.459000000</dc:date>
    <dc:creator>Antoine Leresche</dc:creator>
    <meta:document-statistic meta:table-count="0" meta:image-count="0" meta:object-count="0" meta:page-count="2" meta:paragraph-count="40" meta:word-count="108" meta:character-count="854" meta:non-whitespace-character-count="706"/>
    <meta:user-defined meta:name="Info 1"/>
    <meta:user-defined meta:name="Info 2"/>
    <meta:user-defined meta:name="Info 3"/>
    <meta:user-defined meta:name="Info 4"/>
  </office:meta>
</office:document-meta>
</file>